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8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2a6099" fo:border="0.06pt solid #000000"/>
    </style:style>
    <style:style style:name="ce61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2a6099" fo:border="0.06pt solid #000000"/>
      <style:text-properties fo:color="#ffffff"/>
    </style:style>
    <style:style style:name="ce6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8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 style:data-style-name="N2">
      <style:table-cell-properties fo:border="0.06pt solid #000000"/>
    </style:style>
    <style:style style:name="ce7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7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75" style:family="table-cell" style:parent-style-name="Default">
      <style:text-properties style:font-name="Liberation Sans"/>
    </style:style>
    <style:style style:name="ce76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1" fo:font-weight="bold" style:font-weight-asian="bold" style:font-weight-complex="bold"/>
    </style:style>
    <style:style style:name="ce77" style:family="table-cell" style:parent-style-name="Default">
      <style:table-cell-properties fo:background-color="#2a6099" fo:border="0.06pt solid #000000"/>
      <style:text-properties fo:color="#ffffff" style:font-name="Liberation Sans"/>
    </style:style>
    <style:style style:name="ce7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79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2a6099" fo:border="0.06pt solid #000000"/>
    </style:style>
    <style:style style:name="ce33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2a6099" fo:border="0.06pt solid #000000"/>
      <style:text-properties fo:color="#ffffff"/>
    </style:style>
    <style:style style:name="ce3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0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47" style:family="table-cell" style:parent-style-name="Default">
      <style:text-properties style:font-name="Liberation Sans"/>
    </style:style>
    <style:style style:name="ce4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1" fo:font-weight="bold" style:font-weight-asian="bold" style:font-weight-complex="bold"/>
    </style:style>
    <style:style style:name="ce49" style:family="table-cell" style:parent-style-name="Default">
      <style:table-cell-properties fo:background-color="#2a6099" fo:border="0.06pt solid #000000"/>
      <style:text-properties fo:color="#ffffff" style:font-name="Liberation Sans"/>
    </style:style>
    <style:style style:name="ce5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51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omenys" table:style-name="ta1">
        <table:table-column table:style-name="co1" table:default-cell-style-name="ce34"/>
        <table:table-column table:style-name="co1" table:default-cell-style-name="ce37"/>
        <table:table-column table:style-name="co2" table:default-cell-style-name="ce36"/>
        <table:table-column table:style-name="co2" table:default-cell-style-name="ce42"/>
        <table:table-column table:style-name="co2" table:default-cell-style-name="ce36"/>
        <table:table-column table:style-name="co2" table:default-cell-style-name="ce42"/>
        <table:table-column table:style-name="co2" table:default-cell-style-name="ce36"/>
        <table:table-column table:style-name="co2" table:default-cell-style-name="ce42"/>
        <table:table-column table:style-name="co2" table:number-columns-repeated="6" table:default-cell-style-name="Default"/>
        <table:table-row table:style-name="ro1">
          <table:table-cell table:style-name="ce30" office:value-type="string" calcext:value-type="string" table:number-columns-spanned="14" table:number-rows-spanned="1">
            <text:p>Laikas</text:p>
          </table:table-cell>
          <table:covered-table-cell table:style-name="ce36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number-columns-repeated="7" table:style-name="ce36"/>
        </table:table-row>
        <table:table-row table:style-name="ro1">
          <table:table-cell table:style-name="ce31" table:number-columns-spanned="2" table:number-rows-spanned="2"/>
          <table:covered-table-cell table:style-name="ce32"/>
          <table:table-cell table:style-name="ce30" office:value-type="string" calcext:value-type="string" table:number-columns-spanned="12" table:number-rows-spanned="1">
            <text:p>Procesai</text:p>
          </table:table-cell>
          <table:covered-table-cell table:number-columns-repeated="11" table:style-name="ce32"/>
        </table:table-row>
        <table:table-row table:style-name="ro1">
          <table:covered-table-cell table:number-columns-repeated="2" table:style-name="ce32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39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39" office:value-type="float" office:value="16" calcext:value-type="float" table:number-columns-spanned="2" table:number-rows-spanned="1">
            <text:p>16</text:p>
          </table:table-cell>
          <table:covered-table-cell table:style-name="ce34"/>
          <table:table-cell table:style-name="ce39" office:value-type="float" office:value="32" calcext:value-type="float" table:number-columns-spanned="2" table:number-rows-spanned="1">
            <text:p>32</text:p>
          </table:table-cell>
          <table:covered-table-cell table:style-name="ce34"/>
        </table:table-row>
        <table:table-row table:style-name="ro1">
          <table:table-cell table:style-name="ce33" office:value-type="string" calcext:value-type="string" table:number-columns-spanned="1" table:number-rows-spanned="15">
            <text:p>Nauji objektai</text:p>
          </table:table-cell>
          <table:table-cell table:style-name="ce30" office:value-type="float" office:value="3" calcext:value-type="float" table:number-columns-spanned="1" table:number-rows-spanned="5">
            <text:p>3</text:p>
          </table:table-cell>
          <table:table-cell office:value-type="float" office:value="6.73" calcext:value-type="float">
            <text:p>6.73</text:p>
          </table:table-cell>
          <table:table-cell table:style-name="ce41" table:formula="of:=AVERAGE([.C4:.C8])" office:value-type="float" office:value="6.604" calcext:value-type="float" table:number-columns-spanned="1" table:number-rows-spanned="5">
            <text:p>6.60</text:p>
          </table:table-cell>
          <table:table-cell office:value-type="float" office:value="3.58" calcext:value-type="float">
            <text:p>3.58</text:p>
          </table:table-cell>
          <table:table-cell table:style-name="ce41" table:formula="of:=AVERAGE([.E4:.E8])" office:value-type="float" office:value="3.546" calcext:value-type="float" table:number-columns-spanned="1" table:number-rows-spanned="5">
            <text:p>3.55</text:p>
          </table:table-cell>
          <table:table-cell office:value-type="float" office:value="2.09" calcext:value-type="float">
            <text:p>2.09</text:p>
          </table:table-cell>
          <table:table-cell table:style-name="ce41" table:formula="of:=AVERAGE([.G4:.G8])" office:value-type="float" office:value="1.934" calcext:value-type="float" table:number-columns-spanned="1" table:number-rows-spanned="5">
            <text:p>1.93</text:p>
          </table:table-cell>
          <table:table-cell table:style-name="ce36" office:value-type="float" office:value="1.26" calcext:value-type="float">
            <text:p>1.26</text:p>
          </table:table-cell>
          <table:table-cell table:style-name="ce41" table:formula="of:=AVERAGE([.I4:.I8])" office:value-type="float" office:value="1.236" calcext:value-type="float" table:number-columns-spanned="1" table:number-rows-spanned="5">
            <text:p>1.24</text:p>
          </table:table-cell>
          <table:table-cell table:style-name="ce36" office:value-type="float" office:value="0.97" calcext:value-type="float">
            <text:p>0.97</text:p>
          </table:table-cell>
          <table:table-cell table:style-name="ce41" table:formula="of:=AVERAGE([.K4:.K8])" office:value-type="float" office:value="0.9475" calcext:value-type="float" table:number-columns-spanned="1" table:number-rows-spanned="5">
            <text:p>0.95</text:p>
          </table:table-cell>
          <table:table-cell table:style-name="ce36" office:value-type="float" office:value="0.76" calcext:value-type="float">
            <text:p>0.76</text:p>
          </table:table-cell>
          <table:table-cell table:style-name="ce41" table:formula="of:=AVERAGE([.M4:.M8])" office:value-type="float" office:value="0.772" calcext:value-type="float" table:number-columns-spanned="1" table:number-rows-spanned="5">
            <text:p>0.77</text:p>
          </table:table-cell>
        </table:table-row>
        <table:table-row table:style-name="ro1">
          <table:covered-table-cell table:number-columns-repeated="2"/>
          <table:table-cell office:value-type="float" office:value="6.41" calcext:value-type="float">
            <text:p>6.41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table:style-name="ce36" office:value-type="float" office:value="1.22" calcext:value-type="float">
            <text:p>1.22</text:p>
          </table:table-cell>
          <table:covered-table-cell table:style-name="ce42"/>
          <table:table-cell table:style-name="ce36" office:value-type="float" office:value="0.9" calcext:value-type="float">
            <text:p>0.9</text:p>
          </table:table-cell>
          <table:covered-table-cell table:style-name="ce42"/>
          <table:table-cell table:style-name="ce36" office:value-type="float" office:value="0.78" calcext:value-type="float">
            <text:p>0.78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6.45" calcext:value-type="float">
            <text:p>6.45</text:p>
          </table:table-cell>
          <table:covered-table-cell/>
          <table:table-cell office:value-type="float" office:value="3.54" calcext:value-type="float">
            <text:p>3.54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table:style-name="ce36" office:value-type="float" office:value="1.24" calcext:value-type="float">
            <text:p>1.24</text:p>
          </table:table-cell>
          <table:covered-table-cell table:style-name="ce42"/>
          <table:table-cell table:style-name="ce36" office:value-type="float" office:value="0.99" calcext:value-type="float">
            <text:p>0.99</text:p>
          </table:table-cell>
          <table:covered-table-cell table:style-name="ce42"/>
          <table:table-cell table:style-name="ce36" office:value-type="float" office:value="0.77" calcext:value-type="float">
            <text:p>0.77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6.48" calcext:value-type="float">
            <text:p>6.48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2.01" calcext:value-type="float">
            <text:p>2.01</text:p>
          </table:table-cell>
          <table:covered-table-cell/>
          <table:table-cell table:style-name="ce36" office:value-type="float" office:value="1.25" calcext:value-type="float">
            <text:p>1.25</text:p>
          </table:table-cell>
          <table:covered-table-cell table:style-name="ce42"/>
          <table:table-cell table:style-name="ce36" office:value-type="float" office:value="0.93" calcext:value-type="float">
            <text:p>0.93</text:p>
          </table:table-cell>
          <table:covered-table-cell table:style-name="ce42"/>
          <table:table-cell table:style-name="ce36" office:value-type="float" office:value="0.78" calcext:value-type="float">
            <text:p>0.78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6.95" calcext:value-type="float">
            <text:p>6.95</text:p>
          </table:table-cell>
          <table:covered-table-cell/>
          <table:table-cell office:value-type="float" office:value="3.57" calcext:value-type="float">
            <text:p>3.57</text:p>
          </table:table-cell>
          <table:covered-table-cell/>
          <table:table-cell office:value-type="float" office:value="1.87" calcext:value-type="float">
            <text:p>1.87</text:p>
          </table:table-cell>
          <table:covered-table-cell/>
          <table:table-cell table:style-name="ce36" office:value-type="float" office:value="1.21" calcext:value-type="float">
            <text:p>1.21</text:p>
          </table:table-cell>
          <table:covered-table-cell table:style-name="ce42"/>
          <table:table-cell table:style-name="ce36"/>
          <table:covered-table-cell table:style-name="ce42"/>
          <table:table-cell table:style-name="ce36" office:value-type="float" office:value="0.77" calcext:value-type="float">
            <text:p>0.77</text:p>
          </table:table-cell>
          <table:covered-table-cell table:style-name="ce42"/>
        </table:table-row>
        <table:table-row table:style-name="ro1">
          <table:covered-table-cell/>
          <table:table-cell table:style-name="ce30" office:value-type="float" office:value="4" calcext:value-type="float" table:number-columns-spanned="1" table:number-rows-spanned="5">
            <text:p>4</text:p>
          </table:table-cell>
          <table:table-cell office:value-type="float" office:value="38.03" calcext:value-type="float">
            <text:p>38.03</text:p>
          </table:table-cell>
          <table:table-cell table:style-name="ce41" table:formula="of:=AVERAGE([.C9:.C13])" office:value-type="float" office:value="37.506" calcext:value-type="float" table:number-columns-spanned="1" table:number-rows-spanned="5">
            <text:p>37.51</text:p>
          </table:table-cell>
          <table:table-cell office:value-type="float" office:value="19" calcext:value-type="float">
            <text:p>19</text:p>
          </table:table-cell>
          <table:table-cell table:style-name="ce41" table:formula="of:=AVERAGE([.E9:.E13])" office:value-type="float" office:value="18.822" calcext:value-type="float" table:number-columns-spanned="1" table:number-rows-spanned="5">
            <text:p>18.82</text:p>
          </table:table-cell>
          <table:table-cell office:value-type="float" office:value="10.27" calcext:value-type="float">
            <text:p>10.27</text:p>
          </table:table-cell>
          <table:table-cell table:style-name="ce41" table:formula="of:=AVERAGE([.G9:.G13])" office:value-type="float" office:value="9.976" calcext:value-type="float" table:number-columns-spanned="1" table:number-rows-spanned="5">
            <text:p>9.98</text:p>
          </table:table-cell>
          <table:table-cell table:style-name="ce36" office:value-type="float" office:value="5.42" calcext:value-type="float">
            <text:p>5.42</text:p>
          </table:table-cell>
          <table:table-cell table:style-name="ce41" table:formula="of:=AVERAGE([.I9:.I13])" office:value-type="float" office:value="5.374" calcext:value-type="float" table:number-columns-spanned="1" table:number-rows-spanned="5">
            <text:p>5.37</text:p>
          </table:table-cell>
          <table:table-cell table:style-name="ce36" office:value-type="float" office:value="3.05" calcext:value-type="float">
            <text:p>3.05</text:p>
          </table:table-cell>
          <table:table-cell table:style-name="ce41" table:formula="of:=AVERAGE([.K9:.K13])" office:value-type="float" office:value="3.052" calcext:value-type="float" table:number-columns-spanned="1" table:number-rows-spanned="5">
            <text:p>3.05</text:p>
          </table:table-cell>
          <table:table-cell table:style-name="ce36" office:value-type="float" office:value="1.93" calcext:value-type="float">
            <text:p>1.93</text:p>
          </table:table-cell>
          <table:table-cell table:style-name="ce41" table:formula="of:=AVERAGE([.M9:.M13])" office:value-type="float" office:value="1.844" calcext:value-type="float" table:number-columns-spanned="1" table:number-rows-spanned="5">
            <text:p>1.84</text:p>
          </table:table-cell>
        </table:table-row>
        <table:table-row table:style-name="ro1">
          <table:covered-table-cell table:number-columns-repeated="2"/>
          <table:table-cell office:value-type="float" office:value="38.48" calcext:value-type="float">
            <text:p>38.48</text:p>
          </table:table-cell>
          <table:covered-table-cell/>
          <table:table-cell office:value-type="float" office:value="18.92" calcext:value-type="float">
            <text:p>18.92</text:p>
          </table:table-cell>
          <table:covered-table-cell/>
          <table:table-cell office:value-type="float" office:value="9.85" calcext:value-type="float">
            <text:p>9.85</text:p>
          </table:table-cell>
          <table:covered-table-cell/>
          <table:table-cell table:style-name="ce36" office:value-type="float" office:value="5.38" calcext:value-type="float">
            <text:p>5.38</text:p>
          </table:table-cell>
          <table:covered-table-cell table:style-name="ce42"/>
          <table:table-cell table:style-name="ce36" office:value-type="float" office:value="3.03" calcext:value-type="float">
            <text:p>3.03</text:p>
          </table:table-cell>
          <table:covered-table-cell table:style-name="ce42"/>
          <table:table-cell table:style-name="ce36" office:value-type="float" office:value="1.84" calcext:value-type="float">
            <text:p>1.84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36.44" calcext:value-type="float">
            <text:p>36.44</text:p>
          </table:table-cell>
          <table:covered-table-cell/>
          <table:table-cell office:value-type="float" office:value="18.76" calcext:value-type="float">
            <text:p>18.76</text:p>
          </table:table-cell>
          <table:covered-table-cell/>
          <table:table-cell office:value-type="float" office:value="9.9" calcext:value-type="float">
            <text:p>9.9</text:p>
          </table:table-cell>
          <table:covered-table-cell/>
          <table:table-cell table:style-name="ce36" office:value-type="float" office:value="5.34" calcext:value-type="float">
            <text:p>5.34</text:p>
          </table:table-cell>
          <table:covered-table-cell table:style-name="ce42"/>
          <table:table-cell table:style-name="ce36" office:value-type="float" office:value="3.1" calcext:value-type="float">
            <text:p>3.1</text:p>
          </table:table-cell>
          <table:covered-table-cell table:style-name="ce42"/>
          <table:table-cell table:style-name="ce36" office:value-type="float" office:value="1.82" calcext:value-type="float">
            <text:p>1.82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37.56" calcext:value-type="float">
            <text:p>37.56</text:p>
          </table:table-cell>
          <table:covered-table-cell/>
          <table:table-cell office:value-type="float" office:value="18.75" calcext:value-type="float">
            <text:p>18.75</text:p>
          </table:table-cell>
          <table:covered-table-cell/>
          <table:table-cell office:value-type="float" office:value="9.87" calcext:value-type="float">
            <text:p>9.87</text:p>
          </table:table-cell>
          <table:covered-table-cell/>
          <table:table-cell table:style-name="ce36" office:value-type="float" office:value="5.39" calcext:value-type="float">
            <text:p>5.39</text:p>
          </table:table-cell>
          <table:covered-table-cell table:style-name="ce42"/>
          <table:table-cell table:style-name="ce36" office:value-type="float" office:value="3.06" calcext:value-type="float">
            <text:p>3.06</text:p>
          </table:table-cell>
          <table:covered-table-cell table:style-name="ce42"/>
          <table:table-cell table:style-name="ce36" office:value-type="float" office:value="1.8" calcext:value-type="float">
            <text:p>1.8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37.02" calcext:value-type="float">
            <text:p>37.02</text:p>
          </table:table-cell>
          <table:covered-table-cell/>
          <table:table-cell office:value-type="float" office:value="18.68" calcext:value-type="float">
            <text:p>18.68</text:p>
          </table:table-cell>
          <table:covered-table-cell/>
          <table:table-cell office:value-type="float" office:value="9.99" calcext:value-type="float">
            <text:p>9.99</text:p>
          </table:table-cell>
          <table:covered-table-cell/>
          <table:table-cell table:style-name="ce36" office:value-type="float" office:value="5.34" calcext:value-type="float">
            <text:p>5.34</text:p>
          </table:table-cell>
          <table:covered-table-cell table:style-name="ce42"/>
          <table:table-cell table:style-name="ce36" office:value-type="float" office:value="3.02" calcext:value-type="float">
            <text:p>3.02</text:p>
          </table:table-cell>
          <table:covered-table-cell table:style-name="ce42"/>
          <table:table-cell table:style-name="ce36" office:value-type="float" office:value="1.83" calcext:value-type="float">
            <text:p>1.83</text:p>
          </table:table-cell>
          <table:covered-table-cell table:style-name="ce42"/>
        </table:table-row>
        <table:table-row table:style-name="ro1">
          <table:covered-table-cell/>
          <table:table-cell table:style-name="ce30" office:value-type="float" office:value="5" calcext:value-type="float" table:number-columns-spanned="1" table:number-rows-spanned="5">
            <text:p>5</text:p>
          </table:table-cell>
          <table:table-cell office:value-type="float" office:value="165.57" calcext:value-type="float">
            <text:p>165.57</text:p>
          </table:table-cell>
          <table:table-cell table:style-name="ce41" table:formula="of:=AVERAGE([.C14:.C18])" office:value-type="float" office:value="165.868" calcext:value-type="float" table:number-columns-spanned="1" table:number-rows-spanned="5">
            <text:p>165.87</text:p>
          </table:table-cell>
          <table:table-cell office:value-type="float" office:value="83.95" calcext:value-type="float">
            <text:p>83.95</text:p>
          </table:table-cell>
          <table:table-cell table:style-name="ce41" table:formula="of:=AVERAGE([.E14:.E18])" office:value-type="float" office:value="83.556" calcext:value-type="float" table:number-columns-spanned="1" table:number-rows-spanned="5">
            <text:p>83.56</text:p>
          </table:table-cell>
          <table:table-cell office:value-type="float" office:value="43.76" calcext:value-type="float">
            <text:p>43.76</text:p>
          </table:table-cell>
          <table:table-cell table:style-name="ce41" table:formula="of:=AVERAGE([.G14:.G18])" office:value-type="float" office:value="43.582" calcext:value-type="float" table:number-columns-spanned="1" table:number-rows-spanned="5">
            <text:p>43.58</text:p>
          </table:table-cell>
          <table:table-cell table:style-name="ce36" office:value-type="float" office:value="22.22" calcext:value-type="float">
            <text:p>22.22</text:p>
          </table:table-cell>
          <table:table-cell table:style-name="ce41" table:formula="of:=AVERAGE([.I14:.I18])" office:value-type="float" office:value="22.388" calcext:value-type="float" table:number-columns-spanned="1" table:number-rows-spanned="5">
            <text:p>22.39</text:p>
          </table:table-cell>
          <table:table-cell table:style-name="ce36" office:value-type="float" office:value="11.7" calcext:value-type="float">
            <text:p>11.7</text:p>
          </table:table-cell>
          <table:table-cell table:style-name="ce41" table:formula="of:=AVERAGE([.K14:.K18])" office:value-type="float" office:value="11.616" calcext:value-type="float" table:number-columns-spanned="1" table:number-rows-spanned="5">
            <text:p>11.62</text:p>
          </table:table-cell>
          <table:table-cell table:style-name="ce36" office:value-type="float" office:value="6.17" calcext:value-type="float">
            <text:p>6.17</text:p>
          </table:table-cell>
          <table:table-cell table:style-name="ce41" table:formula="of:=AVERAGE([.M14:.M18])" office:value-type="float" office:value="6.144" calcext:value-type="float" table:number-columns-spanned="1" table:number-rows-spanned="5">
            <text:p>6.14</text:p>
          </table:table-cell>
        </table:table-row>
        <table:table-row table:style-name="ro1">
          <table:covered-table-cell table:number-columns-repeated="2"/>
          <table:table-cell office:value-type="float" office:value="166.75" calcext:value-type="float">
            <text:p>166.75</text:p>
          </table:table-cell>
          <table:covered-table-cell/>
          <table:table-cell office:value-type="float" office:value="83.59" calcext:value-type="float">
            <text:p>83.59</text:p>
          </table:table-cell>
          <table:covered-table-cell/>
          <table:table-cell office:value-type="float" office:value="43.75" calcext:value-type="float">
            <text:p>43.75</text:p>
          </table:table-cell>
          <table:covered-table-cell/>
          <table:table-cell table:style-name="ce36" office:value-type="float" office:value="22.26" calcext:value-type="float">
            <text:p>22.26</text:p>
          </table:table-cell>
          <table:covered-table-cell table:style-name="ce42"/>
          <table:table-cell table:style-name="ce36" office:value-type="float" office:value="11.74" calcext:value-type="float">
            <text:p>11.74</text:p>
          </table:table-cell>
          <table:covered-table-cell table:style-name="ce42"/>
          <table:table-cell table:style-name="ce36" office:value-type="float" office:value="6.1" calcext:value-type="float">
            <text:p>6.1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165.71" calcext:value-type="float">
            <text:p>165.71</text:p>
          </table:table-cell>
          <table:covered-table-cell/>
          <table:table-cell office:value-type="float" office:value="83.36" calcext:value-type="float">
            <text:p>83.36</text:p>
          </table:table-cell>
          <table:covered-table-cell/>
          <table:table-cell office:value-type="float" office:value="43.59" calcext:value-type="float">
            <text:p>43.59</text:p>
          </table:table-cell>
          <table:covered-table-cell/>
          <table:table-cell table:style-name="ce36" office:value-type="float" office:value="22.09" calcext:value-type="float">
            <text:p>22.09</text:p>
          </table:table-cell>
          <table:covered-table-cell table:style-name="ce42"/>
          <table:table-cell table:style-name="ce36" office:value-type="float" office:value="11.45" calcext:value-type="float">
            <text:p>11.45</text:p>
          </table:table-cell>
          <table:covered-table-cell table:style-name="ce42"/>
          <table:table-cell table:style-name="ce36" office:value-type="float" office:value="6.14" calcext:value-type="float">
            <text:p>6.14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165.55" calcext:value-type="float">
            <text:p>165.55</text:p>
          </table:table-cell>
          <table:covered-table-cell/>
          <table:table-cell office:value-type="float" office:value="83.74" calcext:value-type="float">
            <text:p>83.74</text:p>
          </table:table-cell>
          <table:covered-table-cell/>
          <table:table-cell office:value-type="float" office:value="43.54" calcext:value-type="float">
            <text:p>43.54</text:p>
          </table:table-cell>
          <table:covered-table-cell/>
          <table:table-cell table:style-name="ce36" office:value-type="float" office:value="22.29" calcext:value-type="float">
            <text:p>22.29</text:p>
          </table:table-cell>
          <table:covered-table-cell table:style-name="ce42"/>
          <table:table-cell table:style-name="ce36" office:value-type="float" office:value="11.57" calcext:value-type="float">
            <text:p>11.57</text:p>
          </table:table-cell>
          <table:covered-table-cell table:style-name="ce42"/>
          <table:table-cell table:style-name="ce36" office:value-type="float" office:value="6.18" calcext:value-type="float">
            <text:p>6.18</text:p>
          </table:table-cell>
          <table:covered-table-cell table:style-name="ce42"/>
        </table:table-row>
        <table:table-row table:style-name="ro1">
          <table:covered-table-cell table:number-columns-repeated="2"/>
          <table:table-cell office:value-type="float" office:value="165.76" calcext:value-type="float">
            <text:p>165.76</text:p>
          </table:table-cell>
          <table:covered-table-cell/>
          <table:table-cell office:value-type="float" office:value="83.14" calcext:value-type="float">
            <text:p>83.14</text:p>
          </table:table-cell>
          <table:covered-table-cell/>
          <table:table-cell office:value-type="float" office:value="43.27" calcext:value-type="float">
            <text:p>43.27</text:p>
          </table:table-cell>
          <table:covered-table-cell/>
          <table:table-cell table:style-name="ce36" office:value-type="float" office:value="23.08" calcext:value-type="float">
            <text:p>23.08</text:p>
          </table:table-cell>
          <table:covered-table-cell table:style-name="ce42"/>
          <table:table-cell table:style-name="ce36" office:value-type="float" office:value="11.62" calcext:value-type="float">
            <text:p>11.62</text:p>
          </table:table-cell>
          <table:covered-table-cell table:style-name="ce42"/>
          <table:table-cell table:style-name="ce36" office:value-type="float" office:value="6.13" calcext:value-type="float">
            <text:p>6.13</text:p>
          </table:table-cell>
          <table:covered-table-cell table:style-name="ce42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8" table:number-rows-spanned="1">
            <text:p>Laikas</text:p>
          </table:table-cell>
          <table:covered-table-cell table:number-columns-repeated="7" table:style-name="ce34"/>
          <table:table-cell table:number-columns-repeated="6"/>
        </table:table-row>
        <table:table-row table:style-name="ro1">
          <table:table-cell table:style-name="ce35" table:number-columns-spanned="2" table:number-rows-spanned="2"/>
          <table:covered-table-cell table:style-name="ce34"/>
          <table:table-cell table:style-name="ce30" office:value-type="string" calcext:value-type="string" table:number-columns-spanned="6" table:number-rows-spanned="1">
            <text:p>Procesai</text:p>
          </table:table-cell>
          <table:covered-table-cell table:number-columns-repeated="5" table:style-name="ce34"/>
          <table:table-cell table:number-columns-repeated="6"/>
        </table:table-row>
        <table:table-row table:style-name="ro1">
          <table:covered-table-cell/>
          <table:covered-table-cell table:style-name="ce3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 table:number-columns-spanned="1" table:number-rows-spanned="3">
            <text:p>Nauji objektai</text:p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OFFSET([.$D$4];0;(COLUMN([.A8]) - 1) * 2)" office:value-type="float" office:value="6.604" calcext:value-type="float">
            <text:p>6.60</text:p>
          </table:table-cell>
          <table:table-cell table:style-name="ce40" table:formula="of:=OFFSET([.$D$4];0;(COLUMN([.B8]) - 1) * 2)" office:value-type="float" office:value="3.546" calcext:value-type="float">
            <text:p>3.55</text:p>
          </table:table-cell>
          <table:table-cell table:style-name="ce40" table:formula="of:=OFFSET([.$D$4];0;(COLUMN([.C8]) - 1) * 2)" office:value-type="float" office:value="1.934" calcext:value-type="float">
            <text:p>1.93</text:p>
          </table:table-cell>
          <table:table-cell table:style-name="ce40" table:formula="of:=OFFSET([.$D$4];0;(COLUMN([.D8]) - 1) * 2)" office:value-type="float" office:value="1.236" calcext:value-type="float">
            <text:p>1.24</text:p>
          </table:table-cell>
          <table:table-cell table:style-name="ce40" table:formula="of:=OFFSET([.$D$4];0;(COLUMN([.E8]) - 1) * 2)" office:value-type="float" office:value="0.9475" calcext:value-type="float">
            <text:p>0.95</text:p>
          </table:table-cell>
          <table:table-cell table:style-name="ce40" table:formula="of:=OFFSET([.$D$4];0;(COLUMN([.F8]) - 1) * 2)" office:value-type="float" office:value="0.772" calcext:value-type="float">
            <text:p>0.77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4" calcext:value-type="float">
            <text:p>4</text:p>
          </table:table-cell>
          <table:table-cell table:style-name="ce40" table:formula="of:=OFFSET([.$D$9];0;(COLUMN([.A9]) - 1) * 2)" office:value-type="float" office:value="37.506" calcext:value-type="float">
            <text:p>37.51</text:p>
          </table:table-cell>
          <table:table-cell table:style-name="ce40" table:formula="of:=OFFSET([.$D$9];0;(COLUMN([.B9]) - 1) * 2)" office:value-type="float" office:value="18.822" calcext:value-type="float">
            <text:p>18.82</text:p>
          </table:table-cell>
          <table:table-cell table:style-name="ce40" table:formula="of:=OFFSET([.$D$9];0;(COLUMN([.C9]) - 1) * 2)" office:value-type="float" office:value="9.976" calcext:value-type="float">
            <text:p>9.98</text:p>
          </table:table-cell>
          <table:table-cell table:style-name="ce40" table:formula="of:=OFFSET([.$D$9];0;(COLUMN([.D9]) - 1) * 2)" office:value-type="float" office:value="5.374" calcext:value-type="float">
            <text:p>5.37</text:p>
          </table:table-cell>
          <table:table-cell table:style-name="ce40" table:formula="of:=OFFSET([.$D$9];0;(COLUMN([.E9]) - 1) * 2)" office:value-type="float" office:value="3.052" calcext:value-type="float">
            <text:p>3.05</text:p>
          </table:table-cell>
          <table:table-cell table:style-name="ce40" table:formula="of:=OFFSET([.$D$9];0;(COLUMN([.F9]) - 1) * 2)" office:value-type="float" office:value="1.844" calcext:value-type="float">
            <text:p>1.84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5" calcext:value-type="float">
            <text:p>5</text:p>
          </table:table-cell>
          <table:table-cell table:style-name="ce40" table:formula="of:=OFFSET([.$D$14];0;(COLUMN([.A10]) - 1) * 2)" office:value-type="float" office:value="165.868" calcext:value-type="float">
            <text:p>165.87</text:p>
          </table:table-cell>
          <table:table-cell table:style-name="ce40" table:formula="of:=OFFSET([.$D$14];0;(COLUMN([.B10]) - 1) * 2)" office:value-type="float" office:value="83.556" calcext:value-type="float">
            <text:p>83.56</text:p>
          </table:table-cell>
          <table:table-cell table:style-name="ce40" table:formula="of:=OFFSET([.$D$14];0;(COLUMN([.C10]) - 1) * 2)" office:value-type="float" office:value="43.582" calcext:value-type="float">
            <text:p>43.58</text:p>
          </table:table-cell>
          <table:table-cell table:style-name="ce40" table:formula="of:=OFFSET([.$D$14];0;(COLUMN([.D10]) - 1) * 2)" office:value-type="float" office:value="22.388" calcext:value-type="float">
            <text:p>22.39</text:p>
          </table:table-cell>
          <table:table-cell table:style-name="ce40" table:formula="of:=OFFSET([.$D$14];0;(COLUMN([.E10]) - 1) * 2)" office:value-type="float" office:value="11.616" calcext:value-type="float">
            <text:p>11.62</text:p>
          </table:table-cell>
          <table:table-cell table:style-name="ce40" table:formula="of:=OFFSET([.$D$14];0;(COLUMN([.F10]) - 1) * 2)" office:value-type="float" office:value="6.144" calcext:value-type="float">
            <text:p>6.1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8" table:number-rows-spanned="1">
            <text:p>Pagreitėjimas</text:p>
          </table:table-cell>
          <table:covered-table-cell table:number-columns-repeated="7" table:style-name="ce34"/>
          <table:table-cell table:number-columns-repeated="6"/>
        </table:table-row>
        <table:table-row table:style-name="ro1">
          <table:table-cell table:style-name="ce35" table:number-columns-spanned="2" table:number-rows-spanned="2"/>
          <table:covered-table-cell table:style-name="ce34"/>
          <table:table-cell table:style-name="ce30" office:value-type="string" calcext:value-type="string" table:number-columns-spanned="6" table:number-rows-spanned="1">
            <text:p>Procesai</text:p>
          </table:table-cell>
          <table:covered-table-cell table:number-columns-repeated="5" table:style-name="ce34"/>
          <table:table-cell table:number-columns-repeated="6"/>
        </table:table-row>
        <table:table-row table:style-name="ro1">
          <table:covered-table-cell/>
          <table:covered-table-cell table:style-name="ce3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 table:number-columns-spanned="1" table:number-rows-spanned="3">
            <text:p>Nauji objektai</text:p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[.$C23]/[.C23]" office:value-type="float" office:value="1" calcext:value-type="float">
            <text:p>1.00</text:p>
          </table:table-cell>
          <table:table-cell table:style-name="ce40" table:formula="of:=[.$C23]/[.D23]" office:value-type="float" office:value="1.86238014664411" calcext:value-type="float">
            <text:p>1.86</text:p>
          </table:table-cell>
          <table:table-cell table:style-name="ce40" table:formula="of:=[.$C23]/[.E23]" office:value-type="float" office:value="3.41468459152017" calcext:value-type="float">
            <text:p>3.41</text:p>
          </table:table-cell>
          <table:table-cell table:style-name="ce40" table:formula="of:=[.$C23]/[.F23]" office:value-type="float" office:value="5.34304207119741" calcext:value-type="float">
            <text:p>5.34</text:p>
          </table:table-cell>
          <table:table-cell table:style-name="ce40" table:formula="of:=[.$C23]/[.G23]" office:value-type="float" office:value="6.96992084432718" calcext:value-type="float">
            <text:p>6.97</text:p>
          </table:table-cell>
          <table:table-cell table:style-name="ce40" table:formula="of:=[.$C23]/[.H23]" office:value-type="float" office:value="8.55440414507772" calcext:value-type="float">
            <text:p>8.55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4" calcext:value-type="float">
            <text:p>4</text:p>
          </table:table-cell>
          <table:table-cell table:style-name="ce40" table:formula="of:=[.$C24]/[.C24]" office:value-type="float" office:value="1" calcext:value-type="float">
            <text:p>1.00</text:p>
          </table:table-cell>
          <table:table-cell table:style-name="ce40" table:formula="of:=[.$C24]/[.D24]" office:value-type="float" office:value="1.99266815428754" calcext:value-type="float">
            <text:p>1.99</text:p>
          </table:table-cell>
          <table:table-cell table:style-name="ce40" table:formula="of:=[.$C24]/[.E24]" office:value-type="float" office:value="3.75962309542903" calcext:value-type="float">
            <text:p>3.76</text:p>
          </table:table-cell>
          <table:table-cell table:style-name="ce40" table:formula="of:=[.$C24]/[.F24]" office:value-type="float" office:value="6.97915891328619" calcext:value-type="float">
            <text:p>6.98</text:p>
          </table:table-cell>
          <table:table-cell table:style-name="ce40" table:formula="of:=[.$C24]/[.G24]" office:value-type="float" office:value="12.2889908256881" calcext:value-type="float">
            <text:p>12.29</text:p>
          </table:table-cell>
          <table:table-cell table:style-name="ce40" table:formula="of:=[.$C24]/[.H24]" office:value-type="float" office:value="20.3394793926247" calcext:value-type="float">
            <text:p>20.34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5" calcext:value-type="float">
            <text:p>5</text:p>
          </table:table-cell>
          <table:table-cell table:style-name="ce40" table:formula="of:=[.$C25]/[.C25]" office:value-type="float" office:value="1" calcext:value-type="float">
            <text:p>1.00</text:p>
          </table:table-cell>
          <table:table-cell table:style-name="ce40" table:formula="of:=[.$C25]/[.D25]" office:value-type="float" office:value="1.98511178132031" calcext:value-type="float">
            <text:p>1.99</text:p>
          </table:table-cell>
          <table:table-cell table:style-name="ce40" table:formula="of:=[.$C25]/[.E25]" office:value-type="float" office:value="3.80588316277362" calcext:value-type="float">
            <text:p>3.81</text:p>
          </table:table-cell>
          <table:table-cell table:style-name="ce40" table:formula="of:=[.$C25]/[.F25]" office:value-type="float" office:value="7.40879042344113" calcext:value-type="float">
            <text:p>7.41</text:p>
          </table:table-cell>
          <table:table-cell table:style-name="ce40" table:formula="of:=[.$C25]/[.G25]" office:value-type="float" office:value="14.2792699724518" calcext:value-type="float">
            <text:p>14.28</text:p>
          </table:table-cell>
          <table:table-cell table:style-name="ce40" table:formula="of:=[.$C25]/[.H25]" office:value-type="float" office:value="26.9967447916667" calcext:value-type="float">
            <text:p>27.0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30" office:value-type="string" calcext:value-type="string" table:number-columns-spanned="8" table:number-rows-spanned="1">
            <text:p>Efektyvumas</text:p>
          </table:table-cell>
          <table:covered-table-cell table:number-columns-repeated="7" table:style-name="ce34"/>
          <table:table-cell table:number-columns-repeated="6"/>
        </table:table-row>
        <table:table-row table:style-name="ro1">
          <table:table-cell table:style-name="ce35" table:number-columns-spanned="2" table:number-rows-spanned="2"/>
          <table:covered-table-cell table:style-name="ce34"/>
          <table:table-cell table:style-name="ce30" office:value-type="string" calcext:value-type="string" table:number-columns-spanned="6" table:number-rows-spanned="1">
            <text:p>Procesai</text:p>
          </table:table-cell>
          <table:covered-table-cell table:number-columns-repeated="5" table:style-name="ce34"/>
          <table:table-cell table:number-columns-repeated="6"/>
        </table:table-row>
        <table:table-row table:style-name="ro1">
          <table:covered-table-cell/>
          <table:covered-table-cell table:style-name="ce3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 table:number-columns-spanned="1" table:number-rows-spanned="3">
            <text:p>Nauji objektai</text:p>
          </table:table-cell>
          <table:table-cell table:style-name="ce38" office:value-type="float" office:value="3" calcext:value-type="float">
            <text:p>3</text:p>
          </table:table-cell>
          <table:table-cell table:style-name="ce40" table:formula="of:=[.C31]/['Teorinis pagreitėjimas'.B$7]" office:value-type="float" office:value="1" calcext:value-type="float">
            <text:p>1.00</text:p>
          </table:table-cell>
          <table:table-cell table:style-name="ce40" table:formula="of:=[.D31]/['Teorinis pagreitėjimas'.C$7]" office:value-type="float" office:value="0.932121263395374" calcext:value-type="float">
            <text:p>0.93</text:p>
          </table:table-cell>
          <table:table-cell table:style-name="ce40" table:formula="of:=[.E31]/['Teorinis pagreitėjimas'.D$7]" office:value-type="float" office:value="0.856232161323682" calcext:value-type="float">
            <text:p>0.86</text:p>
          </table:table-cell>
          <table:table-cell table:style-name="ce40" table:formula="of:=[.F31]/['Teorinis pagreitėjimas'.E$7]" office:value-type="float" office:value="0.672555420711974" calcext:value-type="float">
            <text:p>0.67</text:p>
          </table:table-cell>
          <table:table-cell table:style-name="ce40" table:formula="of:=[.G31]/['Teorinis pagreitėjimas'.F$7]" office:value-type="float" office:value="0.442154353562004" calcext:value-type="float">
            <text:p>0.44</text:p>
          </table:table-cell>
          <table:table-cell table:style-name="ce40" table:formula="of:=[.H31]/['Teorinis pagreitėjimas'.G$7]" office:value-type="float" office:value="0.275612208549222" calcext:value-type="float">
            <text:p>0.28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4" calcext:value-type="float">
            <text:p>4</text:p>
          </table:table-cell>
          <table:table-cell table:style-name="ce40" table:formula="of:=[.C32]/['Teorinis pagreitėjimas'.B$7]" office:value-type="float" office:value="1" calcext:value-type="float">
            <text:p>1.00</text:p>
          </table:table-cell>
          <table:table-cell table:style-name="ce40" table:formula="of:=[.D32]/['Teorinis pagreitėjimas'.C$7]" office:value-type="float" office:value="0.997330411220911" calcext:value-type="float">
            <text:p>1.00</text:p>
          </table:table-cell>
          <table:table-cell table:style-name="ce40" table:formula="of:=[.E32]/['Teorinis pagreitėjimas'.D$7]" office:value-type="float" office:value="0.942725491178829" calcext:value-type="float">
            <text:p>0.94</text:p>
          </table:table-cell>
          <table:table-cell table:style-name="ce40" table:formula="of:=[.F32]/['Teorinis pagreitėjimas'.E$7]" office:value-type="float" office:value="0.878501628209899" calcext:value-type="float">
            <text:p>0.88</text:p>
          </table:table-cell>
          <table:table-cell table:style-name="ce40" table:formula="of:=[.G32]/['Teorinis pagreitėjimas'.F$7]" office:value-type="float" office:value="0.779582855504585" calcext:value-type="float">
            <text:p>0.78</text:p>
          </table:table-cell>
          <table:table-cell table:style-name="ce40" table:formula="of:=[.H32]/['Teorinis pagreitėjimas'.G$7]" office:value-type="float" office:value="0.655312601681127" calcext:value-type="float">
            <text:p>0.66</text:p>
          </table:table-cell>
          <table:table-cell table:number-columns-repeated="6"/>
        </table:table-row>
        <table:table-row table:style-name="ro1">
          <table:covered-table-cell/>
          <table:table-cell table:style-name="ce38" office:value-type="float" office:value="5" calcext:value-type="float">
            <text:p>5</text:p>
          </table:table-cell>
          <table:table-cell table:style-name="ce40" table:formula="of:=[.C33]/['Teorinis pagreitėjimas'.B$7]" office:value-type="float" office:value="1" calcext:value-type="float">
            <text:p>1.00</text:p>
          </table:table-cell>
          <table:table-cell table:style-name="ce40" table:formula="of:=[.D33]/['Teorinis pagreitėjimas'.C$7]" office:value-type="float" office:value="0.993548446550815" calcext:value-type="float">
            <text:p>0.99</text:p>
          </table:table-cell>
          <table:table-cell table:style-name="ce40" table:formula="of:=[.E33]/['Teorinis pagreitėjimas'.D$7]" office:value-type="float" office:value="0.954325203065486" calcext:value-type="float">
            <text:p>0.95</text:p>
          </table:table-cell>
          <table:table-cell table:style-name="ce40" table:formula="of:=[.F33]/['Teorinis pagreitėjimas'.E$7]" office:value-type="float" office:value="0.932581494550652" calcext:value-type="float">
            <text:p>0.93</text:p>
          </table:table-cell>
          <table:table-cell table:style-name="ce40" table:formula="of:=[.G33]/['Teorinis pagreitėjimas'.F$7]" office:value-type="float" office:value="0.905841188877408" calcext:value-type="float">
            <text:p>0.91</text:p>
          </table:table-cell>
          <table:table-cell table:style-name="ce40" table:formula="of:=[.H33]/['Teorinis pagreitėjimas'.G$7]" office:value-type="float" office:value="0.869801371256509" calcext:value-type="float">
            <text:p>0.87</text:p>
          </table:table-cell>
          <table:table-cell table:number-columns-repeated="6"/>
        </table:table-row>
      </table:table>
      <table:table table:name="Teorinis pagreitėjimas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43" office:value-type="string" calcext:value-type="string">
            <text:p>α</text:p>
          </table:table-cell>
          <table:table-cell table:style-name="ce48" office:value-type="string" calcext:value-type="string">
            <text:p>β</text:p>
          </table:table-cell>
          <table:table-cell table:style-name="ce53"/>
          <table:table-cell table:style-name="ce55"/>
          <table:table-cell table:style-name="ce57"/>
          <table:table-cell table:number-columns-repeated="3"/>
        </table:table-row>
        <table:table-row table:style-name="ro1">
          <table:table-cell table:style-name="ce44" office:value-type="float" office:value="0.001" calcext:value-type="float">
            <text:p>0.001</text:p>
          </table:table-cell>
          <table:table-cell table:style-name="ce44" office:value-type="float" office:value="0.999" calcext:value-type="float">
            <text:p>0.999</text:p>
          </table:table-cell>
          <table:table-cell/>
          <table:table-cell table:style-name="ce56" table:number-columns-repeated="2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 office:value-type="string" calcext:value-type="string" table:number-columns-spanned="7" table:number-rows-spanned="1">
            <text:p>Teorinis pagreitėjimas</text:p>
          </table:table-cell>
          <table:covered-table-cell table:number-columns-repeated="6" table:style-name="ce49"/>
          <table:table-cell/>
        </table:table-row>
        <table:table-row table:style-name="ro1">
          <table:table-cell table:style-name="ce45" office:value-type="string" calcext:value-type="string">
            <text:p>Procesa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6" office:value-type="string" calcext:value-type="string">
            <text:p>Pagreitėjimas</text:p>
          </table:table-cell>
          <table:table-cell table:style-name="ce51" table:formula="of:= 1/([.$A$2] +[.$B$2]/[.B$6])" office:value-type="float" office:value="1" calcext:value-type="float">
            <text:p>1.00</text:p>
          </table:table-cell>
          <table:table-cell table:style-name="ce51" table:formula="of:= 1/([.$A$2] +[.$B$2]/[.C$6])" office:value-type="float" office:value="1.998001998002" calcext:value-type="float">
            <text:p>2.00</text:p>
          </table:table-cell>
          <table:table-cell table:style-name="ce51" table:formula="of:= 1/([.$A$2] +[.$B$2]/[.D$6])" office:value-type="float" office:value="3.98803589232303" calcext:value-type="float">
            <text:p>3.99</text:p>
          </table:table-cell>
          <table:table-cell table:style-name="ce51" table:formula="of:= 1/([.$A$2] +[.$B$2]/[.E$6])" office:value-type="float" office:value="7.94438927507448" calcext:value-type="float">
            <text:p>7.94</text:p>
          </table:table-cell>
          <table:table-cell table:style-name="ce51" table:formula="of:= 1/([.$A$2] +[.$B$2]/[.F$6])" office:value-type="float" office:value="15.7635467980296" calcext:value-type="float">
            <text:p>15.76</text:p>
          </table:table-cell>
          <table:table-cell table:style-name="ce51" table:formula="of:= 1/([.$A$2] +[.$B$2]/[.G$6])" office:value-type="float" office:value="31.0378273520854" calcext:value-type="float">
            <text:p>31.04</text:p>
          </table:table-cell>
          <table:table-cell/>
        </table:table-row>
        <table:table-row table:style-name="ro1" table:number-rows-repeated="2">
          <table:table-cell table:style-name="ce47"/>
          <table:table-cell table:style-name="ce52"/>
          <table:table-cell table:style-name="ce54" table:number-columns-repeated="5"/>
          <table:table-cell table:style-name="ce87"/>
        </table:table-row>
        <table:table-row table:style-name="ro1">
          <table:table-cell table:style-name="ce45" office:value-type="string" calcext:value-type="string" table:number-columns-spanned="7" table:number-rows-spanned="1">
            <text:p>Tiesinis pagreitėjimas</text:p>
          </table:table-cell>
          <table:covered-table-cell table:number-columns-repeated="6" table:style-name="ce49"/>
          <table:table-cell/>
        </table:table-row>
        <table:table-row table:style-name="ro1">
          <table:table-cell table:style-name="ce45" office:value-type="string" calcext:value-type="string">
            <text:p>Procesa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6" office:value-type="string" calcext:value-type="string">
            <text:p>Pagreitėjimas</text:p>
          </table:table-cell>
          <table:table-cell table:style-name="ce51" table:formula="of:= [.B11]" office:value-type="float" office:value="1" calcext:value-type="float">
            <text:p>1.00</text:p>
          </table:table-cell>
          <table:table-cell table:style-name="ce51" table:formula="of:= [.C11]" office:value-type="float" office:value="2" calcext:value-type="float">
            <text:p>2.00</text:p>
          </table:table-cell>
          <table:table-cell table:style-name="ce51" table:formula="of:= [.D11]" office:value-type="float" office:value="4" calcext:value-type="float">
            <text:p>4.00</text:p>
          </table:table-cell>
          <table:table-cell table:style-name="ce51" table:formula="of:= [.E11]" office:value-type="float" office:value="8" calcext:value-type="float">
            <text:p>8.00</text:p>
          </table:table-cell>
          <table:table-cell table:style-name="ce51" table:formula="of:= [.F11]" office:value-type="float" office:value="16" calcext:value-type="float">
            <text:p>16.00</text:p>
          </table:table-cell>
          <table:table-cell table:style-name="ce51" table:formula="of:= [.G11]" office:value-type="float" office:value="32" calcext:value-type="float">
            <text:p>32.00</text:p>
          </table:table-cell>
          <table:table-cell/>
        </table:table-row>
        <table:table-row table:style-name="ro1">
          <table:table-cell table:style-name="ce47"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 table:number-columns-spanned="7" table:number-rows-spanned="1">
            <text:p>Teorinis efektyvumas</text:p>
          </table:table-cell>
          <table:covered-table-cell table:number-columns-repeated="6"/>
          <table:table-cell/>
        </table:table-row>
        <table:table-row table:style-name="ro1">
          <table:table-cell table:style-name="ce45" office:value-type="string" calcext:value-type="string">
            <text:p>Procesa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6" office:value-type="string" calcext:value-type="string">
            <text:p>Pagreitėjimas</text:p>
          </table:table-cell>
          <table:table-cell table:style-name="ce51" table:formula="of:= [.B7]/[.B16]" office:value-type="float" office:value="1" calcext:value-type="float">
            <text:p>1.00</text:p>
          </table:table-cell>
          <table:table-cell table:style-name="ce51" table:formula="of:= [.C7]/[.C16]" office:value-type="float" office:value="0.999000999001" calcext:value-type="float">
            <text:p>1.00</text:p>
          </table:table-cell>
          <table:table-cell table:style-name="ce51" table:formula="of:= [.D7]/[.D16]" office:value-type="float" office:value="0.997008973080757" calcext:value-type="float">
            <text:p>1.00</text:p>
          </table:table-cell>
          <table:table-cell table:style-name="ce51" table:formula="of:= [.E7]/[.E16]" office:value-type="float" office:value="0.99304865938431" calcext:value-type="float">
            <text:p>0.99</text:p>
          </table:table-cell>
          <table:table-cell table:style-name="ce51" table:formula="of:= [.F7]/[.F16]" office:value-type="float" office:value="0.98522167487685" calcext:value-type="float">
            <text:p>0.99</text:p>
          </table:table-cell>
          <table:table-cell table:style-name="ce51" table:formula="of:= [.G7]/[.G16]" office:value-type="float" office:value="0.969932104752669" calcext:value-type="float">
            <text:p>0.9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 office:value-type="string" calcext:value-type="string" table:number-columns-spanned="7" table:number-rows-spanned="1">
            <text:p>Tiesinis efektyvumas</text:p>
          </table:table-cell>
          <table:covered-table-cell table:number-columns-repeated="6"/>
          <table:table-cell/>
        </table:table-row>
        <table:table-row table:style-name="ro1">
          <table:table-cell table:style-name="ce45" office:value-type="string" calcext:value-type="string">
            <text:p>Procesa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6" office:value-type="string" calcext:value-type="string">
            <text:p>Pagreitėjimas</text:p>
          </table:table-cell>
          <table:table-cell table:style-name="ce51" table:formula="of:= [.B12]/[.B21]" office:value-type="float" office:value="1" calcext:value-type="float">
            <text:p>1.00</text:p>
          </table:table-cell>
          <table:table-cell table:style-name="ce51" table:formula="of:= [.C12]/[.C21]" office:value-type="float" office:value="1" calcext:value-type="float">
            <text:p>1.00</text:p>
          </table:table-cell>
          <table:table-cell table:style-name="ce51" table:formula="of:= [.D12]/[.D21]" office:value-type="float" office:value="1" calcext:value-type="float">
            <text:p>1.00</text:p>
          </table:table-cell>
          <table:table-cell table:style-name="ce51" table:formula="of:= [.E12]/[.E21]" office:value-type="float" office:value="1" calcext:value-type="float">
            <text:p>1.00</text:p>
          </table:table-cell>
          <table:table-cell table:style-name="ce51" table:formula="of:= [.F12]/[.F21]" office:value-type="float" office:value="1" calcext:value-type="float">
            <text:p>1.00</text:p>
          </table:table-cell>
          <table:table-cell table:style-name="ce51" table:formula="of:= [.G12]/[.G21]" office:value-type="float" office:value="1" calcext:value-type="float">
            <text:p>1.00</text:p>
          </table:table-cell>
          <table:table-cell/>
        </table:table-row>
      </table:table>
      <table:table table:name="Grafikai" table:style-name="ta1">
        <table:shapes>
          <draw:frame draw:z-index="0" draw:style-name="gr1" draw:text-style-name="P1" svg:width="17.14cm" svg:height="9.9cm" svg:x="2.161cm" svg:y="0.904cm">
            <draw:object draw:notify-on-update-of-ranges="Duomenys.C30:Duomenys.H30 'Teorinis pagreitėjimas'.B7:'Teorinis pagreitėjimas'.G7 'Teorinis pagreitėjimas'.B12:'Teorinis pagreitėjimas'.G12 Duomenys.C31:Duomenys.H31 Duomenys.C32:Duomenys.H32 Duomenys.C33:Duomenys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14cm" svg:height="9.9cm" svg:x="2.323cm" svg:y="11.32cm">
            <draw:object draw:notify-on-update-of-ranges="Duomenys.C30:Duomenys.H30 'Teorinis pagreitėjimas'.B17:'Teorinis pagreitėjimas'.G17 'Teorinis pagreitėjimas'.B22:'Teorinis pagreitėjimas'.G22 Duomenys.C39:Duomenys.H39 Duomenys.C40:Duomenys.H40 Duomenys.C41:Duomenys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2:51:49.250901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7:12:05.650479637</meta:creation-date>
    <meta:generator>LibreOffice/6.4.6.2$Linux_X86_64 LibreOffice_project/40$Build-2</meta:generator>
    <dc:date>2021-01-06T22:54:38.480350344</dc:date>
    <meta:editing-duration>PT1H8M56S</meta:editing-duration>
    <meta:editing-cycles>10</meta:editing-cycles>
    <meta:document-statistic meta:table-count="3" meta:cell-count="2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1" chart:maximum="32" chart:interval-major="2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01cm" xlink:href=".." xlink:type="simple" chart:class="chart:line" chart:style-name="ch1">
        <chart:title svg:x="6.742cm" svg:y="0.333cm" chart:style-name="ch2">
          <text:p>Pagreitėjimas</text:p>
        </chart:title>
        <chart:legend chart:legend-position="end" svg:x="13.442cm" svg:y="3.655cm" style:legend-expansion="high" chart:style-name="ch3"/>
        <chart:plot-area chart:style-name="ch4" table:cell-range-address="Duomenys.C30:Duomenys.H33 'Teorinis pagreitėjimas'.B7:'Teorinis pagreitėjimas'.G7 'Teorinis pagreitėjimas'.B12:'Teorinis pagreitėjimas'.G12" chart:data-source-has-labels="both" svg:x="1.301cm" svg:y="1.399cm" svg:width="9.784cm" svg:height="7.646cm">
          <chartooo:coordinate-region svg:x="2.399cm" svg:y="1.399cm" svg:width="8.499cm" svg:height="6.999cm"/>
          <chart:axis chart:dimension="x" chart:name="primary-x" chart:style-name="ch5" chartooo:axis-type="auto">
            <chartooo:date-scale/>
            <chart:title svg:x="5.23cm" svg:y="9.197cm" chart:style-name="ch6">
              <text:p>Procesai</text:p>
            </chart:title>
            <chart:categories table:cell-range-address="Duomenys.C30:Duomenys.H30"/>
          </chart:axis>
          <chart:axis chart:dimension="y" chart:name="primary-y" chart:style-name="ch7">
            <chart:title svg:x="0.255cm" svg:y="6.661cm" chart:style-name="ch8">
              <text:p>Pagreitėjimas</text:p>
            </chart:title>
            <chart:grid chart:style-name="ch9" chart:class="major"/>
          </chart:axis>
          <chart:series chart:style-name="ch10" chart:values-cell-range-address="'Teorinis pagreitėjimas'.B7:'Teorinis pagreitėjimas'.G7" loext:label-string="&quot;Teorinis&quot;" chart:class="chart:line">
            <chart:data-point chart:repeated="6"/>
          </chart:series>
          <chart:series chart:style-name="ch11" chart:values-cell-range-address="'Teorinis pagreitėjimas'.B12:'Teorinis pagreitėjimas'.G12" loext:label-string="&quot;Tiesinis&quot;" chart:class="chart:line">
            <chart:data-point chart:repeated="6"/>
          </chart:series>
          <chart:series chart:style-name="ch12" chart:values-cell-range-address="Duomenys.C31:Duomenys.H31" loext:label-string="&quot;3 Nauji objektai&quot;" chart:class="chart:line">
            <chart:data-point chart:repeated="6"/>
          </chart:series>
          <chart:series chart:style-name="ch13" chart:values-cell-range-address="Duomenys.C32:Duomenys.H32" loext:label-string="&quot;4 Nauji objektai&quot;" chart:class="chart:line">
            <chart:data-point chart:repeated="6"/>
          </chart:series>
          <chart:series chart:style-name="ch14" chart:values-cell-range-address="Duomenys.C33:Duomenys.H33" loext:label-string="&quot;5 Nauji objektai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uomenys.C30:Duomenys.H30</svg:desc>
                </draw:g>
              </table:table-cell>
              <table:table-cell office:value-type="float" office:value="1">
                <text:p>1</text:p>
                <draw:g>
                  <svg:desc>'Teorinis pagreitėjimas'.B7:'Teorinis pagreitėjimas'.G7</svg:desc>
                </draw:g>
              </table:table-cell>
              <table:table-cell office:value-type="float" office:value="1">
                <text:p>1</text:p>
                <draw:g>
                  <svg:desc>'Teorinis pagreitėjimas'.B12:'Teorinis pagreitėjimas'.G12</svg:desc>
                </draw:g>
              </table:table-cell>
              <table:table-cell office:value-type="float" office:value="1">
                <text:p>1</text:p>
                <draw:g>
                  <svg:desc>Duomenys.C31:Duomenys.H31</svg:desc>
                </draw:g>
              </table:table-cell>
              <table:table-cell office:value-type="float" office:value="1">
                <text:p>1</text:p>
                <draw:g>
                  <svg:desc>Duomenys.C32:Duomenys.H32</svg:desc>
                </draw:g>
              </table:table-cell>
              <table:table-cell office:value-type="float" office:value="1">
                <text:p>1</text:p>
                <draw:g>
                  <svg:desc>Duomenys.C33:Duomenys.H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">
                <text:p>2</text:p>
              </table:table-cell>
              <table:table-cell office:value-type="float" office:value="1.86238014664411">
                <text:p>1.86238014664411</text:p>
              </table:table-cell>
              <table:table-cell office:value-type="float" office:value="1.99266815428754">
                <text:p>1.99266815428754</text:p>
              </table:table-cell>
              <table:table-cell office:value-type="float" office:value="1.98511178132031">
                <text:p>1.98511178132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803589232303">
                <text:p>3.98803589232303</text:p>
              </table:table-cell>
              <table:table-cell office:value-type="float" office:value="4">
                <text:p>4</text:p>
              </table:table-cell>
              <table:table-cell office:value-type="float" office:value="3.41468459152017">
                <text:p>3.41468459152017</text:p>
              </table:table-cell>
              <table:table-cell office:value-type="float" office:value="3.75962309542903">
                <text:p>3.75962309542903</text:p>
              </table:table-cell>
              <table:table-cell office:value-type="float" office:value="3.80588316277362">
                <text:p>3.80588316277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38927507448">
                <text:p>7.94438927507448</text:p>
              </table:table-cell>
              <table:table-cell office:value-type="float" office:value="8">
                <text:p>8</text:p>
              </table:table-cell>
              <table:table-cell office:value-type="float" office:value="5.34304207119741">
                <text:p>5.34304207119741</text:p>
              </table:table-cell>
              <table:table-cell office:value-type="float" office:value="6.97915891328619">
                <text:p>6.97915891328619</text:p>
              </table:table-cell>
              <table:table-cell office:value-type="float" office:value="7.40879042344113">
                <text:p>7.40879042344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635467980296">
                <text:p>15.7635467980296</text:p>
              </table:table-cell>
              <table:table-cell office:value-type="float" office:value="16">
                <text:p>16</text:p>
              </table:table-cell>
              <table:table-cell office:value-type="float" office:value="6.96992084432718">
                <text:p>6.96992084432718</text:p>
              </table:table-cell>
              <table:table-cell office:value-type="float" office:value="12.2889908256881">
                <text:p>12.2889908256881</text:p>
              </table:table-cell>
              <table:table-cell office:value-type="float" office:value="14.2792699724518">
                <text:p>14.2792699724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0378273520854">
                <text:p>31.0378273520854</text:p>
              </table:table-cell>
              <table:table-cell office:value-type="float" office:value="32">
                <text:p>32</text:p>
              </table:table-cell>
              <table:table-cell office:value-type="float" office:value="8.55440414507772">
                <text:p>8.55440414507772</text:p>
              </table:table-cell>
              <table:table-cell office:value-type="float" office:value="20.3394793926247">
                <text:p>20.3394793926247</text:p>
              </table:table-cell>
              <table:table-cell office:value-type="float" office:value="26.9967447916667">
                <text:p>26.996744791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1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01cm" xlink:href=".." xlink:type="simple" chart:class="chart:line" chart:style-name="ch1">
        <chart:title svg:x="6.848cm" svg:y="0.333cm" chart:style-name="ch2">
          <text:p>Efektyvumas</text:p>
        </chart:title>
        <chart:legend chart:legend-position="end" svg:x="13.442cm" svg:y="3.655cm" style:legend-expansion="high" chart:style-name="ch3"/>
        <chart:plot-area chart:style-name="ch4" table:cell-range-address="Duomenys.C30:Duomenys.H30 'Teorinis pagreitėjimas'.B17:'Teorinis pagreitėjimas'.G17 'Teorinis pagreitėjimas'.B22:'Teorinis pagreitėjimas'.G22 Duomenys.C39:Duomenys.H41" chart:data-source-has-labels="both" svg:x="1.487cm" svg:y="1.2cm" svg:width="9.598cm" svg:height="7.845cm">
          <chartooo:coordinate-region svg:x="2.399cm" svg:y="1.399cm" svg:width="8.499cm" svg:height="6.999cm"/>
          <chart:axis chart:dimension="x" chart:name="primary-x" chart:style-name="ch5" chartooo:axis-type="auto">
            <chartooo:date-scale/>
            <chart:title svg:x="5.323cm" svg:y="9.197cm" chart:style-name="ch6">
              <text:p>Procesai</text:p>
            </chart:title>
            <chart:categories table:cell-range-address="Duomenys.C30:Duomenys.H30"/>
          </chart:axis>
          <chart:axis chart:dimension="y" chart:name="primary-y" chart:style-name="ch7">
            <chart:title svg:x="0.441cm" svg:y="6.508cm" chart:style-name="ch8">
              <text:p>Efektyvumas</text:p>
            </chart:title>
            <chart:grid chart:style-name="ch9" chart:class="major"/>
          </chart:axis>
          <chart:series chart:style-name="ch10" chart:values-cell-range-address="'Teorinis pagreitėjimas'.B17:'Teorinis pagreitėjimas'.G17" loext:label-string="&quot;Teorinis&quot;" chart:class="chart:line">
            <chart:data-point chart:repeated="6"/>
          </chart:series>
          <chart:series chart:style-name="ch11" chart:values-cell-range-address="'Teorinis pagreitėjimas'.B22:'Teorinis pagreitėjimas'.G22" loext:label-string="&quot;Tiesinis&quot;" chart:class="chart:line">
            <chart:data-point chart:repeated="6"/>
          </chart:series>
          <chart:series chart:style-name="ch12" chart:values-cell-range-address="Duomenys.C39:Duomenys.H39" loext:label-string="&quot;3 Nauji objektai&quot;" chart:class="chart:line">
            <chart:data-point chart:repeated="6"/>
          </chart:series>
          <chart:series chart:style-name="ch13" chart:values-cell-range-address="Duomenys.C40:Duomenys.H40" loext:label-string="&quot;4 Nauji objektai&quot;" chart:class="chart:line">
            <chart:data-point chart:repeated="6"/>
          </chart:series>
          <chart:series chart:style-name="ch14" chart:values-cell-range-address="Duomenys.C41:Duomenys.H41" loext:label-string="&quot;5 Nauji objektai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uomenys.C30:Duomenys.H30</svg:desc>
                </draw:g>
              </table:table-cell>
              <table:table-cell office:value-type="float" office:value="1">
                <text:p>1</text:p>
                <draw:g>
                  <svg:desc>'Teorinis pagreitėjimas'.B17:'Teorinis pagreitėjimas'.G17</svg:desc>
                </draw:g>
              </table:table-cell>
              <table:table-cell office:value-type="float" office:value="1">
                <text:p>1</text:p>
                <draw:g>
                  <svg:desc>'Teorinis pagreitėjimas'.B22:'Teorinis pagreitėjimas'.G22</svg:desc>
                </draw:g>
              </table:table-cell>
              <table:table-cell office:value-type="float" office:value="1">
                <text:p>1</text:p>
                <draw:g>
                  <svg:desc>Duomenys.C39:Duomenys.H39</svg:desc>
                </draw:g>
              </table:table-cell>
              <table:table-cell office:value-type="float" office:value="1">
                <text:p>1</text:p>
                <draw:g>
                  <svg:desc>Duomenys.C40:Duomenys.H40</svg:desc>
                </draw:g>
              </table:table-cell>
              <table:table-cell office:value-type="float" office:value="1">
                <text:p>1</text:p>
                <draw:g>
                  <svg:desc>Duomenys.C41:Duomenys.H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9000999001">
                <text:p>0.999000999001</text:p>
              </table:table-cell>
              <table:table-cell office:value-type="float" office:value="1">
                <text:p>1</text:p>
              </table:table-cell>
              <table:table-cell office:value-type="float" office:value="0.932121263395374">
                <text:p>0.932121263395374</text:p>
              </table:table-cell>
              <table:table-cell office:value-type="float" office:value="0.997330411220911">
                <text:p>0.997330411220911</text:p>
              </table:table-cell>
              <table:table-cell office:value-type="float" office:value="0.993548446550815">
                <text:p>0.993548446550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7008973080757">
                <text:p>0.997008973080757</text:p>
              </table:table-cell>
              <table:table-cell office:value-type="float" office:value="1">
                <text:p>1</text:p>
              </table:table-cell>
              <table:table-cell office:value-type="float" office:value="0.856232161323682">
                <text:p>0.856232161323682</text:p>
              </table:table-cell>
              <table:table-cell office:value-type="float" office:value="0.942725491178829">
                <text:p>0.942725491178829</text:p>
              </table:table-cell>
              <table:table-cell office:value-type="float" office:value="0.954325203065486">
                <text:p>0.9543252030654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304865938431">
                <text:p>0.99304865938431</text:p>
              </table:table-cell>
              <table:table-cell office:value-type="float" office:value="1">
                <text:p>1</text:p>
              </table:table-cell>
              <table:table-cell office:value-type="float" office:value="0.672555420711974">
                <text:p>0.672555420711974</text:p>
              </table:table-cell>
              <table:table-cell office:value-type="float" office:value="0.878501628209899">
                <text:p>0.878501628209899</text:p>
              </table:table-cell>
              <table:table-cell office:value-type="float" office:value="0.932581494550652">
                <text:p>0.9325814945506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22167487685">
                <text:p>0.98522167487685</text:p>
              </table:table-cell>
              <table:table-cell office:value-type="float" office:value="1">
                <text:p>1</text:p>
              </table:table-cell>
              <table:table-cell office:value-type="float" office:value="0.442154353562004">
                <text:p>0.442154353562004</text:p>
              </table:table-cell>
              <table:table-cell office:value-type="float" office:value="0.779582855504585">
                <text:p>0.779582855504585</text:p>
              </table:table-cell>
              <table:table-cell office:value-type="float" office:value="0.905841188877408">
                <text:p>0.905841188877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932104752669">
                <text:p>0.969932104752669</text:p>
              </table:table-cell>
              <table:table-cell office:value-type="float" office:value="1">
                <text:p>1</text:p>
              </table:table-cell>
              <table:table-cell office:value-type="float" office:value="0.275612208549222">
                <text:p>0.275612208549222</text:p>
              </table:table-cell>
              <table:table-cell office:value-type="float" office:value="0.655312601681127">
                <text:p>0.655312601681127</text:p>
              </table:table-cell>
              <table:table-cell office:value-type="float" office:value="0.869801371256509">
                <text:p>0.869801371256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